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854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float" office:value="21700" calcext:value-type="float">
            <text:p>217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330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LED_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PESD2CAN.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Zener 9.1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TV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_Schottk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PPTC 200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string" calcext:value-type="string">
            <text:p>Fuse Holder 10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Fuse 10A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60R@100MH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-C_GCT_USB4145-03-0070-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D38999/20WD97S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B9B-XH-A (LF)(S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XHP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00-FTSH-107-01-L-DV-K-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B7B-XH-A (LF)(SN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XHP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22u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C68101</text:p>
          </table:table-cell>
          <table:table-cell office:value-type="string" calcext:value-type="string">
            <text:p>LTC6810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C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ZXMN3F30FH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SiSS05D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SS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.2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8.7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.1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.1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string" calcext:value-type="string">
            <text:p>B3U-3000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mistor_NTC</text:p>
          </table:table-cell>
          <table:table-cell office:value-type="string" calcext:value-type="string">
            <text:p>B57861S0103F0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TM32L4P5RE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ching Voltage Regulators</text:p>
          </table:table-cell>
          <table:table-cell office:value-type="string" calcext:value-type="string">
            <text:p>LD3985M33R_T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O</text:p>
          </table:table-cell>
          <table:table-cell office:value-type="string" calcext:value-type="string">
            <text:p>LMR23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ATA6561-GAQW-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Sensor</text:p>
          </table:table-cell>
          <table:table-cell office:value-type="string" calcext:value-type="string">
            <text:p>ACHS-7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office:value-type="string" calcext:value-type="string">
            <text:p>Quartz 16MHz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7T18:28:14.549832369</dc:date>
    <meta:editing-duration>PT8M9S</meta:editing-duration>
    <meta:editing-cycles>2</meta:editing-cycles>
    <meta:generator>LibreOffice/7.3.7.2$Linux_X86_64 LibreOffice_project/30$Build-2</meta:generator>
    <meta:document-statistic meta:table-count="1" meta:cell-count="176" meta:object-count="0"/>
  </office:meta>
</office:document-meta>
</file>